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454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92904" calcext:value-type="float">
            <text:p>106.2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4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21888" calcext:value-type="float">
            <text:p>105.0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4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45416" calcext:value-type="float">
            <text:p>101.2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4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4872" calcext:value-type="float">
            <text:p>100.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4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202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48976" calcext:value-type="float">
            <text:p>99.2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4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8296" calcext:value-type="float">
            <text:p>97.6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4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2018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98384" calcext:value-type="float">
            <text:p>96.7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4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11416" calcext:value-type="float">
            <text:p>95.9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4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201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642" calcext:value-type="float">
            <text:p>94.5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4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201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276" calcext:value-type="float">
            <text:p>94.4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4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201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98848" calcext:value-type="float">
            <text:p>80.6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4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796" calcext:value-type="float">
            <text:p>78.9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4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176" calcext:value-type="float">
            <text:p>78.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4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42" calcext:value-type="float">
            <text:p>75.5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4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76712" calcext:value-type="float">
            <text:p>74.2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4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200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4504" calcext:value-type="float">
            <text:p>73.3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4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200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72424" calcext:value-type="float">
            <text:p>71.9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4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200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63408" calcext:value-type="float">
            <text:p>71.46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4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200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4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200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2584" calcext:value-type="float">
            <text:p>69.4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4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200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7264" calcext:value-type="float">
            <text:p>68.7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4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200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1656" calcext:value-type="float">
            <text:p>67.3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4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199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4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199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77264" calcext:value-type="float">
            <text:p>64.9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4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199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8688" calcext:value-type="float">
            <text:p>64.1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4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1996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7712" calcext:value-type="float">
            <text:p>63.2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4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199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44376" calcext:value-type="float">
            <text:p>62.4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4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199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3632" calcext:value-type="float">
            <text:p>61.0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4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199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1904" calcext:value-type="float">
            <text:p>60.1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4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199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4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199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6376" calcext:value-type="float">
            <text:p>59.3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4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1952" calcext:value-type="float">
            <text:p>59.0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4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198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9032" calcext:value-type="float">
            <text:p>58.5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4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198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9768" calcext:value-type="float">
            <text:p>57.5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4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198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58" calcext:value-type="float">
            <text:p>57.8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4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198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6776" calcext:value-type="float">
            <text:p>58.7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4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4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198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6584" calcext:value-type="float">
            <text:p>55.7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4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198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9136" calcext:value-type="float">
            <text:p>54.8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4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198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4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198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9416" calcext:value-type="float">
            <text:p>53.2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4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9824" calcext:value-type="float">
            <text:p>51.1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4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197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9824" calcext:value-type="float">
            <text:p>51.1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4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197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7784" calcext:value-type="float">
            <text:p>50.0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4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197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5208" calcext:value-type="float">
            <text:p>47.7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4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197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156" calcext:value-type="float">
            <text:p>46.7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4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197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4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197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